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echnisch-Didaktisches Liesmich für das InstaHub-Skript</text:p>
      <text:p text:style-name="Author">Reinhard Nitzsche</text:p>
      <text:h text:style-name="Heading_20_1" text:outline-level="1"><text:bookmark-start text:name="ziel"/>Ziel<text:bookmark-end text:name="ziel"/></text:h>
      <text:list text:style-name="L1">
        <text:list-item>
          <text:p text:style-name="P1">Aus den MD-Dateien werden einsatzbereite ODT-, PDF- und EPUB-Dateien erstellt.</text:p>
        </text:list-item>
        <text:list-item>
          <text:p text:style-name="P1">EPUB kann als Moodle-Buch in Moodleimportiert werden</text:p>
        </text:list-item>
        <text:list-item>
          <text:p text:style-name="P1">Die vielfältigen Dateiformate bieten Raum für Differenzierungen und individuelle Entscheidungen der Lehrkraft.</text:p>
        </text:list-item>
      </text:list>
      <text:h text:style-name="Heading_20_1" text:outline-level="1"><text:bookmark-start text:name="ordner-im-stammverzeichnis"/>Ordner im Stammverzeichnis<text:bookmark-end text:name="ordner-im-stammverzeichnis"/></text:h>
      <text:list text:style-name="L2">
        <text:list-item>
          <text:p text:style-name="P2">Abbildungen: Abbildungen, die im Skript und in Moodle verwendet werden in der Rohfassung bzw. im Quellformat</text:p>
        </text:list-item>
        <text:list-item>
          <text:p text:style-name="P2">Assets: Abbildungen, die in den MD-Dateien referenziert werden. Diese sind so skaliert, dass sie in EPUB, ODT und PDF einigermaßen vernünftig aussehen</text:p>
        </text:list-item>
        <text:list-item>
          <text:p text:style-name="P2">EPUB, ODT und PDF: In diese Ordner werden die konvertierten Dateien geschrieben. Der Inhalt wird also ohne Rückfrage überschrieben!</text:p>
        </text:list-item>
        <text:list-item>
          <text:p text:style-name="P2">Video: Screencasts zur Ergänzung des Skriptes</text:p>
        </text:list-item>
      </text:list>
      <text:h text:style-name="Heading_20_1" text:outline-level="1"><text:bookmark-start text:name="dateien-im-stammverzeichnis"/>Dateien im Stammverzeichnis<text:bookmark-end text:name="dateien-im-stammverzeichnis"/></text:h>
      <text:list text:style-name="L3">
        <text:list-item>
          <text:p text:style-name="P3">*.md: Die einzelnen Kapitel des Buches. Folgende Ausnahmen:</text:p>
          <text:list text:style-name="L4">
            <text:list-item>
              <text:p text:style-name="P4">000-Liesmich.md: Diese Datei</text:p>
            </text:list-item>
            <text:list-item>
              <text:p text:style-name="P4">00-Meta.md: Meta-Angaben, die in jede EPUB- und die Einzel-ODT-Dateien geschrieben werden sollen. Das YAML-Feld VersionODT soll denselben Wert wie das Feld date in 00-Titel.md enthalten. Es wird in der Fußzeile der ODT-Dateien als Feld eingefügt.</text:p>
            </text:list-item>
            <text:list-item>
              <text:p text:style-name="P4">00-Titel.md: Meta-Angaben, die in die Komplett-Dateien, aber nicht in die ODT-Dateien geschrieben werden sollen.</text:p>
            </text:list-item>
          </text:list>
        </text:list-item>
        <text:list-item>
          <text:p text:style-name="P3">instahub.css: CSS-Informationen, die in EPUB eingebettet werden, von vielen Readern aber offenbar nicht interpretiert werden.</text:p>
        </text:list-item>
        <text:list-item>
          <text:p text:style-name="P3">instahub.xml: Meta-Daten für EPUB. Ob die neben den YAML-Angaben noch nötig sind, habe ich nicht getestet. Kofler schreibt das aber so. (Vgl. Kofler: Markdown &amp; Pandoc, 2. Auflage)</text:p>
        </text:list-item>
        <text:list-item>
          <text:p text:style-name="P3">InstaHubCover.png: Das Titelbild für das EBook</text:p>
        </text:list-item>
        <text:list-item>
          <text:p text:style-name="P3">instahubTemplate.odt: Die Vorlage, nach der die ODT-Dateien geschrieben werden. Laut Pandoc ist das kein Template, aber es funktioniert fast wie eines. Die Datei darf offenbar keine Bilder enthalten. Übernommen werden Seiteneinstellungen inkl. der Inhalte der Kopf- und Fußzeilen.</text:p>
          <text:p text:style-name="P3">Sie ist derzeit so eingerichtet, dass zwei A4-Seiten auf eine A4-Seite kopiert werden könnnen.</text:p>
        </text:list-item>
        <text:list-item>
          <text:p text:style-name="P3">makeall.bat: Eine Batch-Datei, die alle EPUB-, ODT- und PDF-Dateien erstell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Technisch-Didaktisches Liesmich für das InstaHub-Skript</dc:title>
    <dc:description/>
    <dc:subject/>
    <meta:keyword/>
    <dc:language>de</dc:language>
    <meta:initial-creator>Reinhard Nitzsche</meta:initial-creator>
    <dc:creator>Reinhard Nitzsche</dc:creator>
    <meta:creation-date>2021-02-28T10:40:34Z</meta:creation-date>
    <dc:date>2021-02-28T10:40:34Z</dc:date>
    <meta:user-defined meta:name="VersionODT" meta:value-type="string">0.4 (28.02.2021)</meta:user-defined>
    <meta:user-defined meta:name="numbersections" meta:value-type="string">True</meta:user-defined>
    <meta:user-defined meta:name="version" meta:value-type="string">01. (09.07.2019)</meta:user-defined>
  </office:meta>
</office:document-meta>
</file>